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6126e" officeooo:paragraph-rsid="0016126e"/>
    </style:style>
    <style:style style:name="P2" style:family="paragraph" style:parent-style-name="Standard">
      <style:text-properties officeooo:rsid="0019985c" officeooo:paragraph-rsid="0019985c"/>
    </style:style>
    <style:style style:name="P3" style:family="paragraph" style:parent-style-name="Standard">
      <style:text-properties officeooo:rsid="001af5b1" officeooo:paragraph-rsid="001af5b1"/>
    </style:style>
    <style:style style:name="P4" style:family="paragraph" style:parent-style-name="Standard">
      <style:text-properties officeooo:rsid="0022cc00" officeooo:paragraph-rsid="0022cc00"/>
    </style:style>
    <style:style style:name="P5" style:family="paragraph" style:parent-style-name="Standard">
      <style:text-properties officeooo:rsid="0024a846" officeooo:paragraph-rsid="0024a846"/>
    </style:style>
    <style:style style:name="P6" style:family="paragraph" style:parent-style-name="Table_20_Contents">
      <style:text-properties officeooo:rsid="001af5b1" officeooo:paragraph-rsid="001af5b1"/>
    </style:style>
    <style:style style:name="P7" style:family="paragraph" style:parent-style-name="Table_20_Contents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20f8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Dans AjoutFichierType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&lt;?php</text:p>
            <text:p text:style-name="Table_20_Contents"/>
            <text:p text:style-name="Table_20_Contents">namespace App\Form;</text:p>
            <text:p text:style-name="Table_20_Contents"/>
            <text:p text:style-name="Table_20_Contents">use App\Entity\Fichier;</text:p>
            <text:p text:style-name="Table_20_Contents">use App\Entity\Utilisateur;</text:p>
            <text:p text:style-name="Table_20_Contents">use Symfony\Component\Form\AbstractType;</text:p>
            <text:p text:style-name="Table_20_Contents">use Symfony\Component\Form\FormBuilderInterface;</text:p>
            <text:p text:style-name="Table_20_Contents">use Symfony\Component\OptionsResolver\OptionsResolver;</text:p>
            <text:p text:style-name="Table_20_Contents">use Symfony\Bridge\Doctrine\Form\Type\EntityType;</text:p>
            <text:p text:style-name="Table_20_Contents">use Symfony\Component\Form\Extension\Core\Type\SubmitType;</text:p>
            <text:p text:style-name="Table_20_Contents">use Symfony\Component\Form\Extension\Core\Type\FileType;</text:p>
            <text:p text:style-name="Table_20_Contents"/>
            <text:p text:style-name="Table_20_Contents">class AjoutFichierType extends AbstractType</text:p>
            <text:p text:style-name="Table_20_Contents">{</text:p>
            <text:p text:style-name="Table_20_Contents"><text:s text:c="4"/>public function buildForm(FormBuilderInterface $builder, array $options)</text:p>
            <text:p text:style-name="Table_20_Contents"><text:s text:c="4"/>{</text:p>
            <text:p text:style-name="Table_20_Contents"><text:s text:c="8"/>$builder</text:p>
            <text:p text:style-name="Table_20_Contents"><text:s text:c="12"/>-&gt;add('nom', FileType::class, array('label' =&gt; 'Fichier à télécharger'))</text:p>
            <text:p text:style-name="Table_20_Contents"><text:s text:c="12"/>-&gt;add('utilisateur', EntityType::class,</text:p>
            <text:p text:style-name="Table_20_Contents"><text:s text:c="13"/>array( <text:s/>'class' =&gt; 'App\Entity\Utilisateur', <text:s text:c="7"/></text:p>
            <text:p text:style-name="Table_20_Contents"><text:s text:c="13"/>'choice_label' =&gt; 'nom'))</text:p>
            <text:p text:style-name="Table_20_Contents"><text:s text:c="13"/>-&gt;add('ajouter',SubmitType::class)</text:p>
            <text:p text:style-name="Table_20_Contents"><text:s text:c="10"/></text:p>
            <text:p text:style-name="Table_20_Contents"><text:s text:c="8"/>;</text:p>
            <text:p text:style-name="Table_20_Contents"><text:s text:c="4"/>}</text:p>
            <text:p text:style-name="Table_20_Contents"/>
            <text:p text:style-name="Table_20_Contents"><text:s text:c="4"/>public function configureOptions(OptionsResolver $resolver)</text:p>
            <text:p text:style-name="Table_20_Contents"><text:s text:c="4"/>{</text:p>
            <text:p text:style-name="Table_20_Contents"><text:s text:c="8"/>$resolver-&gt;setDefaults([</text:p>
            <text:p text:style-name="Table_20_Contents"><text:s text:c="12"/>'data_class' =&gt; Fichier::class,</text:p>
            <text:p text:style-name="Table_20_Contents"><text:s text:c="8"/>]);</text:p>
            <text:p text:style-name="Table_20_Contents"><text:s text:c="4"/>}</text:p>
            <text:p text:style-name="Table_20_Contents">}</text:p>
          </table:table-cell>
        </table:table-row>
      </table:table>
      <text:p text:style-name="P1"/>
      <text:p text:style-name="P1">Dans FichierController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&lt;?php</text:p>
            <text:p text:style-name="Table_20_Contents"/>
            <text:p text:style-name="Table_20_Contents">namespace App\Controller;</text:p>
            <text:p text:style-name="Table_20_Contents"/>
            <text:p text:style-name="Table_20_Contents">use Symfony\Bundle\FrameworkBundle\Controller\AbstractController;</text:p>
            <text:p text:style-name="Table_20_Contents">use Symfony\Component\Routing\Annotation\Route;</text:p>
            <text:p text:style-name="Table_20_Contents">use App\Form\AjoutFichierType;</text:p>
            <text:p text:style-name="Table_20_Contents">use App\Entity\Fichier;</text:p>
            <text:p text:style-name="Table_20_Contents"/>
            <text:p text:style-name="Table_20_Contents">class FichierController extends AbstractController</text:p>
            <text:p text:style-name="Table_20_Contents"><text:soft-page-break/>{</text:p>
            <text:p text:style-name="Table_20_Contents"><text:s text:c="4"/>/**</text:p>
            <text:p text:style-name="Table_20_Contents"><text:s text:c="5"/>* @Route("/ajout_fichier", name="ajout_fichier")</text:p>
            <text:p text:style-name="Table_20_Contents"><text:s text:c="5"/>*/</text:p>
            <text:p text:style-name="Table_20_Contents"><text:s text:c="4"/>public function ajoutFichier()</text:p>
            <text:p text:style-name="Table_20_Contents"><text:s text:c="4"/>{</text:p>
            <text:p text:style-name="Table_20_Contents"><text:s text:c="8"/>$fichier = new Fichier();</text:p>
            <text:p text:style-name="Table_20_Contents"><text:s text:c="8"/>$form = $this-&gt;createForm(AjoutFichierType::class,$fichier);</text:p>
            <text:p text:style-name="Table_20_Contents"><text:s text:c="8"/>return $this-&gt;render('fichier/ajout_fichier.html.twig', [</text:p>
            <text:p text:style-name="Table_20_Contents"><text:s text:c="11"/>'form'=&gt;$form-&gt;createView()</text:p>
            <text:p text:style-name="Table_20_Contents"><text:s text:c="8"/>]);</text:p>
            <text:p text:style-name="Table_20_Contents"><text:s text:c="4"/>}</text:p>
            <text:p text:style-name="Table_20_Contents"><text:s text:c="4"/>/** <text:s text:c="4"/></text:p>
            <text:p text:style-name="Table_20_Contents"><text:s text:c="5"/>* * @return string <text:s text:c="4"/></text:p>
            <text:p text:style-name="Table_20_Contents"><text:s text:c="5"/>* </text:p>
            <text:p text:style-name="Table_20_Contents"><text:s text:c="5"/>* */ <text:s text:c="3"/></text:p>
            <text:p text:style-name="Table_20_Contents"><text:s text:c="4"/>private function generateUniqueFileName() <text:s text:c="3"/></text:p>
            <text:p text:style-name="Table_20_Contents"><text:s text:c="4"/>{ <text:s text:c="7"/></text:p>
            <text:p text:style-name="Table_20_Contents"><text:s text:c="8"/>return md5(uniqid()); <text:s text:c="3"/></text:p>
            <text:p text:style-name="Table_20_Contents"><text:s text:c="4"/>}</text:p>
            <text:p text:style-name="Table_20_Contents">}</text:p>
          </table:table-cell>
        </table:table-row>
      </table:table>
      <text:p text:style-name="P1"/>
      <text:p text:style-name="P1"/>
      <text:p text:style-name="P5">A la racine de votre projet, créer le répertoire "uploads" et ajoutez dans celui-ci, un nouveau répertoire "fichiers".</text:p>
      <text:p text:style-name="P2">config/services.yaml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parameters:</text:p>
            <text:p text:style-name="Table_20_Contents"><text:s text:c="3"/><text:span text:style-name="T1"><text:s/>file_directory: '%kernel.project_dir%/uploads/fichiers'</text:span></text:p>
          </table:table-cell>
        </table:table-row>
      </table:table>
      <text:p text:style-name="P1"/>
      <text:p text:style-name="P3">En développement : mettre tous les droits sur le répertoire "fichiers"<text:span text:style-name="T2"> qui se situe dans "uploads"</text:span>.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">chmod -R 777 fichiers</text:p>
          </table:table-cell>
        </table:table-row>
      </table:table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&lt;?php</text:p>
            <text:p text:style-name="Table_20_Contents"/>
            <text:p text:style-name="Table_20_Contents">namespace App\Controller;</text:p>
            <text:p text:style-name="Table_20_Contents"/>
            <text:p text:style-name="Table_20_Contents">use Symfony\Bundle\FrameworkBundle\Controller\AbstractController;</text:p>
            <text:p text:style-name="Table_20_Contents">use Symfony\Component\Routing\Annotation\Route;</text:p>
            <text:p text:style-name="Table_20_Contents">use App\Form\AjoutFichierType;</text:p>
            <text:p text:style-name="Table_20_Contents">use App\Entity\Fichier;</text:p>
            <text:p text:style-name="Table_20_Contents">use Symfony\Component\HttpFoundation\Request;</text:p>
            <text:p text:style-name="Table_20_Contents"/>
            <text:p text:style-name="Table_20_Contents">class FichierController extends AbstractController</text:p>
            <text:p text:style-name="Table_20_Contents">{</text:p>
            <text:p text:style-name="Table_20_Contents"><text:s text:c="4"/>/**</text:p>
            <text:p text:style-name="Table_20_Contents"><text:s text:c="5"/>* @Route("/ajout_fichier", name="ajout_fichier")</text:p>
            <text:p text:style-name="Table_20_Contents"><text:s text:c="5"/>*/</text:p>
            <text:p text:style-name="Table_20_Contents"><text:s text:c="4"/>public function ajoutFichier(Request $request)</text:p>
            <text:p text:style-name="Table_20_Contents"><text:s text:c="4"/>{</text:p>
            <text:p text:style-name="Table_20_Contents"><text:s text:c="8"/>$fichier = new Fichier();</text:p>
            <text:p text:style-name="Table_20_Contents"><text:s text:c="8"/>$form = $this-&gt;createForm(AjoutFichierType::class,$fichier);</text:p>
            <text:p text:style-name="Table_20_Contents"><text:soft-page-break/></text:p>
            <text:p text:style-name="Table_20_Contents"><text:s text:c="8"/>if ($request-&gt;isMethod('POST')) { <text:s text:c="11"/></text:p>
            <text:p text:style-name="Table_20_Contents"><text:s text:c="12"/>$form-&gt;handleRequest($request); <text:s text:c="11"/></text:p>
            <text:p text:style-name="Table_20_Contents"><text:s text:c="12"/>if ($form-&gt;isSubmitted() &amp;&amp; $form-&gt;isValid()) {</text:p>
            <text:p text:style-name="Table_20_Contents"><text:s text:c="16"/>$em = $this-&gt;getDoctrine()-&gt;getManager();</text:p>
            <text:p text:style-name="Table_20_Contents"><text:s text:c="16"/><text:span text:style-name="T1">$file = $fichier-&gt;getNom();</text:span></text:p>
            <text:p text:style-name="P7"><text:s text:c="16"/>$fichier-&gt;setDate(new \DateTime()); //récupère la date du jour</text:p>
            <text:p text:style-name="P7"><text:s text:c="16"/>$fichier-&gt;setExtension($file-&gt;guessExtension()); // Récupère l’extension du fichier</text:p>
            <text:p text:style-name="P7"><text:s text:c="16"/>$fichier-&gt;setTaille($file-&gt;getSize()); // getSize contient la taille du fichier envoyé</text:p>
            <text:p text:style-name="Table_20_Contents"><text:s text:c="16"/>$em-&gt;persist($fichier);</text:p>
            <text:p text:style-name="Table_20_Contents"><text:s text:c="16"/>$em-&gt;flush(); <text:s text:c="3"/></text:p>
            <text:p text:style-name="Table_20_Contents"><text:s text:c="15"/><text:span text:style-name="T1"><text:s/>$fileName = $this-&gt;generateUniqueFileName().'.'.$file-&gt;guessExtension();</text:span></text:p>
            <text:p text:style-name="P7"><text:s text:c="16"/>try{ <text:s text:c="3"/></text:p>
            <text:p text:style-name="P7"><text:s text:c="20"/>$file-&gt;move($this-&gt;getParameter('file_directory'),$fileName); // Nous déplaçons lefichier dans le répertoire configuré dans services.yaml</text:p>
            <text:p text:style-name="P7"><text:s text:c="20"/>$this-&gt;addFlash('notice', 'Fichier inséré');</text:p>
            <text:p text:style-name="P7"/>
            <text:p text:style-name="P7"><text:s text:c="16"/>} catch (FileException $e) { <text:s text:c="15"/>// erreur durant l’upload <text:s text:c="11"/>}</text:p>
            <text:p text:style-name="P7"><text:s text:c="20"/>$this-&gt;addFlash('notice', 'Problème fichier inséré');</text:p>
            <text:p text:style-name="P7"><text:s text:c="16"/>}</text:p>
            <text:p text:style-name="Table_20_Contents"><text:s text:c="12"/>return $this-&gt;redirectToRoute('ajout_fichier');</text:p>
            <text:p text:style-name="Table_20_Contents"><text:s text:c="8"/>} <text:s text:c="7"/></text:p>
            <text:p text:style-name="Table_20_Contents"><text:s text:c="4"/>}</text:p>
            <text:p text:style-name="Table_20_Contents"/>
            <text:p text:style-name="Table_20_Contents"><text:s text:c="8"/>return $this-&gt;render('fichier/ajout_fichier.html.twig', [</text:p>
            <text:p text:style-name="Table_20_Contents"><text:s text:c="11"/>'form'=&gt;$form-&gt;createView()</text:p>
            <text:p text:style-name="Table_20_Contents"><text:s text:c="8"/>]);</text:p>
            <text:p text:style-name="Table_20_Contents"><text:s text:c="4"/>}</text:p>
            <text:p text:style-name="Table_20_Contents"><text:s text:c="4"/>/** <text:s text:c="4"/></text:p>
            <text:p text:style-name="Table_20_Contents"><text:s text:c="5"/>* * @return string <text:s text:c="4"/></text:p>
            <text:p text:style-name="Table_20_Contents"><text:s text:c="5"/>* </text:p>
            <text:p text:style-name="Table_20_Contents"><text:s text:c="5"/>* */ <text:s text:c="3"/></text:p>
            <text:p text:style-name="Table_20_Contents"><text:s text:c="3"/><text:span text:style-name="T1"><text:s/>private function generateUniqueFileName() <text:s text:c="3"/></text:span></text:p>
            <text:p text:style-name="P7"><text:s text:c="4"/>{ <text:s text:c="7"/></text:p>
            <text:p text:style-name="P7"><text:s text:c="8"/>return md5(uniqid()); <text:s text:c="3"/></text:p>
            <text:p text:style-name="P7"><text:s text:c="4"/>}</text:p>
            <text:p text:style-name="Table_20_Contents">}</text:p>
          </table:table-cell>
        </table:table-row>
      </table:table>
      <text:p text:style-name="P3"/>
      <text:p text:style-name="P4">Dans l'entité "Fichier", modifiez les getters et setters de l'attribut "nom" comme ceci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public function getNom()</text:p>
            <text:p text:style-name="Table_20_Contents"><text:s text:c="4"/>{</text:p>
            <text:p text:style-name="Table_20_Contents"><text:s text:c="8"/>return $this-&gt;nom;</text:p>
            <text:p text:style-name="Table_20_Contents"><text:s text:c="4"/>}</text:p>
            <text:p text:style-name="Table_20_Contents"/>
            <text:p text:style-name="Table_20_Contents"><text:s text:c="4"/>public function setNom( $nom)</text:p>
            <text:p text:style-name="Table_20_Contents"><text:s text:c="4"/>{</text:p>
            <text:p text:style-name="Table_20_Contents"><text:s text:c="8"/>$this-&gt;nom = $nom;</text:p>
            <text:p text:style-name="Table_20_Contents"/>
            <text:p text:style-name="Table_20_Contents"><text:s text:c="8"/>return $this;</text:p>
            <text:p text:style-name="Table_20_Contents"><text:s text:c="4"/>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9:13:33.597340948</meta:creation-date>
    <meta:generator>LibreOffice/6.0.7.3$Linux_X86_64 LibreOffice_project/00m0$Build-3</meta:generator>
    <dc:date>2020-10-05T09:33:58.506367717</dc:date>
    <meta:editing-duration>PT14M15S</meta:editing-duration>
    <meta:editing-cycles>6</meta:editing-cycles>
    <meta:document-statistic meta:table-count="6" meta:image-count="0" meta:object-count="0" meta:page-count="3" meta:paragraph-count="125" meta:word-count="328" meta:character-count="4347" meta:non-whitespace-character-count="3309"/>
  </office:meta>
</office:document-meta>
</file>